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ch = re.match(pattern, string, flags=0)</text:p>
      <text:p text:style-name="Standard"># searches only the beginning of the string</text:p>
      <text:p text:style-name="Standard"># does not work with multiline strings</text:p>
      <text:p text:style-name="Standard"/>
      <text:p text:style-name="Standard">match = re.search(pattern, string, flags=0)</text:p>
      <text:p text:style-name="Standard"># searches anywhere within string</text:p>
      <text:p text:style-name="Standard"># flags specify special options (i.e. ignore case etc)</text:p>
      <text:p text:style-name="Standard"># returns the first pattern instance in the string</text:p>
      <text:p text:style-name="Standard"># works with multiline strings</text:p>
      <text:p text:style-name="Standard"/>
      <text:p text:style-name="Standard">match.group() <text:s/>: pattern instance</text:p>
      <text:p text:style-name="Standard">match.group(0) : pattern instance</text:p>
      <text:p text:style-name="Standard">match.group(i) : i = 1 to number of groups in the pattern: returns the i.th group instance</text:p>
      <text:p text:style-name="Standard">match.span(i) : i = 1 to number of groups in the pattern: returns the i.th group instance's span</text:p>
      <text:p text:style-name="Standard"/>
      <text:p text:style-name="Standard">match.start() : pattern instance start index</text:p>
      <text:p text:style-name="Standard">match.end(): <text:s text:c="3"/>pattern instance end index</text:p>
      <text:p text:style-name="Standard"/>
      <text:p text:style-name="Standard">------------------------------------------------------</text:p>
      <text:p text:style-name="Standard"/>
      <text:p text:style-name="Standard">re.findall(pattern, string, flags=0)</text:p>
      <text:p text:style-name="Standard"># pulls out all instances of the pattern</text:p>
      <text:p text:style-name="Standard"/>
      <text:p text:style-name="Standard">------------------------------------------------------</text:p>
      <text:p text:style-name="Standard"/>
      <text:p text:style-name="Standard">re.split(pattern, string, maxsplit=0, flags=0)</text:p>
      <text:p text:style-name="Standard">splits the string with a given pattern with pattern instance not included</text:p>
      <text:p text:style-name="Standard"/>
      <text:p text:style-name="Standard">P.S re.split &amp; re.findall can be used for the same use case</text:p>
      <text:p text:style-name="Standard">where they have different patterns</text:p>
      <text:p text:style-name="Standard"/>
      <text:p text:style-name="Standard">------------------------------------------------------</text:p>
      <text:p text:style-name="Standard"/>
      <text:p text:style-name="Standard">re.sub(pattern, replacement_string, string) <text:s/>(sub: substitute)</text:p>
      <text:p text:style-name="Standard"/>
      <text:p text:style-name="Standard">For each match instance of the pattern, re.sub() replaces the instance with replacement_string.</text:p>
      <text:p text:style-name="Standard"/>
      <text:p text:style-name="Standard">re.sub() can operate on a multiline string</text:p>
      <text:p text:style-name="Standard">re.sub() can receive lambda expressions in place of replacement_string</text:p>
      <text:p text:style-name="Standard"/>
      <text:p text:style-name="Standard">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26:59.879625976</meta:creation-date>
    <dc:date>2020-05-13T13:28:28.843182261</dc:date>
    <meta:editing-duration>PT1M33S</meta:editing-duration>
    <meta:editing-cycles>1</meta:editing-cycles>
    <meta:document-statistic meta:table-count="0" meta:image-count="0" meta:object-count="0" meta:page-count="1" meta:paragraph-count="28" meta:word-count="189" meta:character-count="1444" meta:non-whitespace-character-count="1278"/>
    <meta:generator>LibreOffice/6.0.7.3$Linux_X86_64 LibreOffice_project/00m0$Build-3</meta:generator>
  </office:meta>
</office:document-meta>
</file>